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0" style:family="table">
      <style:table-properties style:width="15.875cm" fo:margin-left="-0.009cm" table:align="left"/>
    </style:style>
    <style:style style:name="Tabla10.A" style:family="table-column">
      <style:table-column-properties style:column-width="3.963cm"/>
    </style:style>
    <style:style style:name="Tabla10.B" style:family="table-column">
      <style:table-column-properties style:column-width="1.767cm"/>
    </style:style>
    <style:style style:name="Tabla10.C" style:family="table-column">
      <style:table-column-properties style:column-width="1.755cm"/>
    </style:style>
    <style:style style:name="Tabla10.D" style:family="table-column">
      <style:table-column-properties style:column-width="3.785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4.198cm"/>
    </style:style>
    <style:style style:name="Tabla10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0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8" style:family="table-row">
      <style:table-row-properties style:min-row-height="3.542cm"/>
    </style:style>
    <style:style style:name="Tabla10.9" style:family="table-row">
      <style:table-row-properties style:min-row-height="0.531cm"/>
    </style:style>
    <style:style style:name="Tabla10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11" style:family="table-row">
      <style:table-row-properties style:min-row-height="2.171cm"/>
    </style:style>
    <style:style style:name="Tabla10.12" style:family="table-row">
      <style:table-row-properties style:min-row-height="0.893cm"/>
    </style:style>
    <style:style style:name="Tabla10.13" style:family="table-row">
      <style:table-row-properties style:min-row-height="0.986cm"/>
    </style:style>
    <style:style style:name="Tabla10.14" style:family="table-row">
      <style:table-row-properties style:min-row-height="1.032cm"/>
    </style:style>
    <style:style style:name="Tabla10.15" style:family="table-row">
      <style:table-row-properties style:min-row-height="0.83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1a878" officeooo:paragraph-rsid="0021a878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3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14" style:family="paragraph" style:parent-style-name="Normal">
      <style:paragraph-properties fo:text-align="center" style:justify-single-word="false"/>
      <style:text-properties officeooo:paragraph-rsid="002120ef"/>
    </style:style>
    <style:style style:name="P15" style:family="paragraph" style:parent-style-name="Normal">
      <style:paragraph-properties fo:break-before="page"/>
      <style:text-properties officeooo:paragraph-rsid="0020a17b"/>
    </style:style>
    <style:style style:name="P16" style:family="paragraph" style:parent-style-name="Normal">
      <style:text-properties officeooo:paragraph-rsid="0020a17b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9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20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officeooo:rsid="0022810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Revisión_de_cambio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table:number-columns-spanned="6" office:value-type="string">
            <text:p text:style-name="P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4" table:number-columns-spanned="2" office:value-type="string">
            <text:p text:style-name="P6">Nombre del proyecto:</text:p>
          </table:table-cell>
          <table:covered-table-cell/>
          <table:table-cell table:style-name="Tabla10.A4" table:number-columns-spanned="3" office:value-type="string">
            <text:p text:style-name="P6">Título del cambio:</text:p>
          </table:table-cell>
          <table:covered-table-cell/>
          <table:covered-table-cell/>
          <table:table-cell table:style-name="Tabla10.A4" office:value-type="string">
            <text:p text:style-name="P6">ID:</text:p>
          </table:table-cell>
        </table:table-row>
        <table:table-row>
          <table:table-cell table:style-name="Tabla10.A5" table:number-columns-spanned="2" office:value-type="string">
            <text:p text:style-name="P8">CountApp</text:p>
          </table:table-cell>
          <table:covered-table-cell/>
          <table:table-cell table:style-name="Tabla10.A5" table:number-columns-spanned="3" office:value-type="string">
            <text:p text:style-name="P11">Especificación <text:span text:style-name="T4">de idiomas</text:span></text:p>
          </table:table-cell>
          <table:covered-table-cell/>
          <table:covered-table-cell/>
          <table:table-cell table:style-name="Tabla10.F5" office:value-type="string">
            <text:p text:style-name="P14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10.A4" table:number-columns-spanned="2" office:value-type="string">
            <text:p text:style-name="P6">Nombre del interesado: </text:p>
          </table:table-cell>
          <table:covered-table-cell/>
          <table:table-cell table:style-name="Tabla10.A4" table:number-columns-spanned="3" office:value-type="string">
            <text:p text:style-name="P6">E-mail de contacto:</text:p>
          </table:table-cell>
          <table:covered-table-cell/>
          <table:covered-table-cell/>
          <table:table-cell table:style-name="Tabla10.A4" office:value-type="string">
            <text:p text:style-name="P6">Fecha:</text:p>
          </table:table-cell>
        </table:table-row>
        <table:table-row>
          <table:table-cell table:style-name="Tabla10.A5" table:number-columns-spanned="2" office:value-type="string">
            <text:p text:style-name="P20">Sergio Lago</text:p>
          </table:table-cell>
          <table:covered-table-cell/>
          <table:table-cell table:style-name="Tabla10.A5" table:number-columns-spanned="3" office:value-type="string">
            <text:p text:style-name="P18"><text:span text:style-name="T9">sergio.lago.besada</text:span>@rai.usc.es</text:p>
          </table:table-cell>
          <table:covered-table-cell/>
          <table:covered-table-cell/>
          <table:table-cell table:style-name="Tabla10.F5" office:value-type="string">
            <text:p text:style-name="P14"><text:span text:style-name="Fuente_20_de_20_párrafo_20_predeter."><text:span text:style-name="T1">17/03/2024</text:span></text:span></text:p>
          </table:table-cell>
        </table:table-row>
        <table:table-row table:style-name="Tabla10.8">
          <table:table-cell table:style-name="Tabla10.A5" table:number-columns-spanned="6" office:value-type="string">
            <text:p text:style-name="P6">Descripción del cambio:</text:p>
            <text:p text:style-name="P17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9">
          <table:table-cell table:style-name="Tabla10.A4" office:value-type="string">
            <text:p text:style-name="P7">Departamento:</text:p>
          </table:table-cell>
          <table:table-cell table:style-name="Tabla10.A5" table:number-columns-spanned="2" office:value-type="string">
            <text:p text:style-name="P9">Traducción</text:p>
          </table:table-cell>
          <table:covered-table-cell/>
          <table:table-cell table:style-name="Tabla10.A4" office:value-type="string">
            <text:p text:style-name="P7">Contacto Dpto.:</text:p>
          </table:table-cell>
          <table:table-cell table:style-name="Tabla10.A5" table:number-columns-spanned="2" office:value-type="string">
            <text:p text:style-name="P9">traduccion@capp.es</text:p>
          </table:table-cell>
          <table:covered-table-cell/>
        </table:table-row>
        <table:table-row table:style-name="Tabla10.9">
          <table:table-cell table:style-name="Tabla10.A10" table:number-columns-spanned="3" office:value-type="string">
            <text:p text:style-name="P4">Plazo:</text:p>
          </table:table-cell>
          <table:covered-table-cell/>
          <table:covered-table-cell/>
          <table:table-cell table:style-name="Tabla10.A10" table:number-columns-spanned="3" office:value-type="string">
            <text:p text:style-name="P4">Personal responsable:</text:p>
          </table:table-cell>
          <table:covered-table-cell/>
          <table:covered-table-cell/>
        </table:table-row>
        <table:table-row table:style-name="Tabla10.11">
          <table:table-cell table:style-name="Tabla10.A5" table:number-columns-spanned="3" office:value-type="string">
            <text:p text:style-name="P12"><text:span text:style-name="T7">01</text:span>/0<text:span text:style-name="T7">4</text:span>/2024 – <text:span text:style-name="T7">05</text:span>/0<text:span text:style-name="T7">4</text:span>/2024</text:p>
            <text:p text:style-name="P13">08/04/2024 – 08/04/2024</text:p>
          </table:table-cell>
          <table:covered-table-cell/>
          <table:covered-table-cell/>
          <table:table-cell table:style-name="Tabla10.A5" table:number-columns-spanned="3" office:value-type="string">
            <text:p text:style-name="P9">P.G.B.</text:p>
          </table:table-cell>
          <table:covered-table-cell/>
          <table:covered-table-cell/>
        </table:table-row>
        <table:table-row table:style-name="Tabla10.12">
          <table:table-cell table:style-name="Tabla10.A10" table:number-columns-spanned="3" office:value-type="string">
            <text:p text:style-name="P7">Estado:</text:p>
          </table:table-cell>
          <table:covered-table-cell/>
          <table:covered-table-cell/>
          <table:table-cell table:style-name="Tabla10.F5" table:number-columns-spanned="3" office:value-type="string">
            <text:p text:style-name="P9">Aceptado y en ejecución</text:p>
          </table:table-cell>
          <table:covered-table-cell/>
          <table:covered-table-cell/>
        </table:table-row>
        <table:table-row table:style-name="Tabla10.13">
          <table:table-cell table:style-name="Tabla10.A10" table:number-columns-spanned="3" office:value-type="string">
            <text:p text:style-name="P5">Prioridad (Rodear una):</text:p>
          </table:table-cell>
          <table:covered-table-cell/>
          <table:covered-table-cell/>
          <table:table-cell table:style-name="Tabla10.F5" table:number-columns-spanned="3" office:value-type="string">
            <text:p text:style-name="P3">1. Alta <text:s text:c="3"/><text:span text:style-name="T8">2. Media</text:span> <text:s text:c="3"/>3. Baja</text:p>
          </table:table-cell>
          <table:covered-table-cell/>
          <table:covered-table-cell/>
        </table:table-row>
        <table:table-row table:style-name="Tabla10.14">
          <table:table-cell table:style-name="Tabla10.A10" table:number-columns-spanned="3" office:value-type="string">
            <text:p text:style-name="P5">ID versión preliminar:</text:p>
          </table:table-cell>
          <table:covered-table-cell/>
          <table:covered-table-cell/>
          <table:table-cell table:style-name="Tabla10.F5" table:number-columns-spanned="3" office:value-type="string">
            <text:p text:style-name="P10">1.4</text:p>
          </table:table-cell>
          <table:covered-table-cell/>
          <table:covered-table-cell/>
        </table:table-row>
        <table:table-row table:style-name="Tabla10.15">
          <table:table-cell table:style-name="Tabla10.A4" table:number-columns-spanned="3" office:value-type="string">
            <text:p text:style-name="P5">Resolución de la revisión:</text:p>
          </table:table-cell>
          <table:covered-table-cell/>
          <table:covered-table-cell/>
          <table:table-cell table:style-name="Tabla10.A5" table:number-columns-spanned="3" office:value-type="string">
            <text:p text:style-name="P10">Aprobado y pendiente de inclusión</text:p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42:02.617749753</dc:date>
    <meta:editing-duration>PT2M27S</meta:editing-duration>
    <meta:editing-cycles>4</meta:editing-cycles>
    <meta:document-statistic meta:table-count="1" meta:image-count="0" meta:object-count="0" meta:page-count="1" meta:paragraph-count="33" meta:word-count="90" meta:character-count="663" meta:non-whitespace-character-count="596"/>
  </office:meta>
</office:document-meta>
</file>